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9" style:family="table">
      <style:table-properties style:width="25.294cm" fo:margin-top="0cm" fo:margin-bottom="0cm" table:align="left" style:writing-mode="lr-tb"/>
    </style:style>
    <style:style style:name="Table9.A" style:family="table-column">
      <style:table-column-properties style:column-width="5.503cm"/>
    </style:style>
    <style:style style:name="Table9.B" style:family="table-column">
      <style:table-column-properties style:column-width="6.694cm"/>
    </style:style>
    <style:style style:name="Table9.C" style:family="table-column">
      <style:table-column-properties style:column-width="5.001cm"/>
    </style:style>
    <style:style style:name="Table9.D" style:family="table-column">
      <style:table-column-properties style:column-width="3.704cm"/>
    </style:style>
    <style:style style:name="Table9.E" style:family="table-column">
      <style:table-column-properties style:column-width="4.392cm"/>
    </style:style>
    <style:style style:name="Table9.1" style:family="table-row">
      <style:table-row-properties style:min-row-height="1.533cm"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9.2" style:family="table-row">
      <style:table-row-properties style:min-row-height="0.691cm" fo:keep-together="auto"/>
    </style:style>
    <style:style style:name="Table9.3" style:family="table-row">
      <style:table-row-properties style:min-row-height="14.286cm" fo:keep-together="auto"/>
    </style:style>
    <style:style style:name="Table9.A3" style:family="table-cell">
      <style:table-cell-properties fo:padding-left="0.191cm" fo:padding-right="0.191cm" fo:padding-top="0cm" fo:padding-bottom="0cm" fo:border="1.5pt solid #000000"/>
    </style:style>
    <style:style style:name="Table9.B3" style:family="table-cell">
      <style:table-cell-properties fo:padding-left="0.191cm" fo:padding-right="0.191cm" fo:padding-top="0cm" fo:padding-bottom="0cm" fo:border="1.5pt solid #000000"/>
    </style:style>
    <style:style style:name="Table9.C3" style:family="table-cell">
      <style:table-cell-properties fo:padding-left="0.191cm" fo:padding-right="0.191cm" fo:padding-top="0cm" fo:padding-bottom="0cm" fo:border="1.5pt solid #000000"/>
    </style:style>
    <style:style style:name="Table9.D3" style:family="table-cell">
      <style:table-cell-properties fo:padding-left="0.191cm" fo:padding-right="0.191cm" fo:padding-top="0cm" fo:padding-bottom="0cm" fo:border="1.5pt solid #000000"/>
    </style:style>
    <style:style style:name="Table9.E3" style:family="table-cell">
      <style:table-cell-properties fo:padding-left="0.191cm" fo:padding-right="0.191cm" fo:padding-top="0cm" fo:padding-bottom="0cm" fo:border="1.5pt solid #000000"/>
    </style:style>
    <style:style style:name="Table1" style:family="table">
      <style:table-properties style:width="25.294cm" fo:margin-top="0cm" fo:margin-bottom="0cm" table:align="left" style:writing-mode="lr-tb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6.694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3.704cm"/>
    </style:style>
    <style:style style:name="Table1.E" style:family="table-column">
      <style:table-column-properties style:column-width="4.392cm"/>
    </style:style>
    <style:style style:name="Table1.1" style:family="table-row">
      <style:table-row-properties style:min-row-height="1.533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1.2" style:family="table-row">
      <style:table-row-properties style:min-row-height="0.691cm" fo:keep-together="auto"/>
    </style:style>
    <style:style style:name="Table1.3" style:family="table-row">
      <style:table-row-properties style:min-row-height="14.286cm" fo:keep-together="auto"/>
    </style:style>
    <style:style style:name="Table1.A3" style:family="table-cell">
      <style:table-cell-properties fo:padding-left="0.191cm" fo:padding-right="0.191cm" fo:padding-top="0cm" fo:padding-bottom="0cm" fo:border="1.5pt solid #000000"/>
    </style:style>
    <style:style style:name="Table1.B3" style:family="table-cell">
      <style:table-cell-properties fo:padding-left="0.191cm" fo:padding-right="0.191cm" fo:padding-top="0cm" fo:padding-bottom="0cm" fo:border="1.5pt solid #000000"/>
    </style:style>
    <style:style style:name="Table1.C3" style:family="table-cell">
      <style:table-cell-properties fo:padding-left="0.191cm" fo:padding-right="0.191cm" fo:padding-top="0cm" fo:padding-bottom="0cm" fo:border="1.5pt solid #000000"/>
    </style:style>
    <style:style style:name="Table1.D3" style:family="table-cell">
      <style:table-cell-properties fo:padding-left="0.191cm" fo:padding-right="0.191cm" fo:padding-top="0cm" fo:padding-bottom="0cm" fo:border="1.5pt solid #000000"/>
    </style:style>
    <style:style style:name="Table1.E3" style:family="table-cell">
      <style:table-cell-properties fo:padding-left="0.191cm" fo:padding-right="0.191cm" fo:padding-top="0cm" fo:padding-bottom="0cm" fo:border="1.5pt solid #000000"/>
    </style:style>
    <style:style style:name="Table2" style:family="table">
      <style:table-properties style:width="25.294cm" fo:margin-top="0cm" fo:margin-bottom="0cm" table:align="left" style:writing-mode="lr-tb"/>
    </style:style>
    <style:style style:name="Table2.A" style:family="table-column">
      <style:table-column-properties style:column-width="5.503cm"/>
    </style:style>
    <style:style style:name="Table2.B" style:family="table-column">
      <style:table-column-properties style:column-width="6.694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3.704cm"/>
    </style:style>
    <style:style style:name="Table2.E" style:family="table-column">
      <style:table-column-properties style:column-width="4.392cm"/>
    </style:style>
    <style:style style:name="Table2.1" style:family="table-row">
      <style:table-row-properties style:min-row-height="1.53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2.2" style:family="table-row">
      <style:table-row-properties style:min-row-height="0.691cm" fo:keep-together="auto"/>
    </style:style>
    <style:style style:name="Table2.3" style:family="table-row">
      <style:table-row-properties style:min-row-height="14.286cm" fo:keep-together="auto"/>
    </style:style>
    <style:style style:name="Table2.A3" style:family="table-cell">
      <style:table-cell-properties fo:padding-left="0.191cm" fo:padding-right="0.191cm" fo:padding-top="0cm" fo:padding-bottom="0cm" fo:border="1.5pt solid #000000"/>
    </style:style>
    <style:style style:name="Table2.B3" style:family="table-cell">
      <style:table-cell-properties fo:padding-left="0.191cm" fo:padding-right="0.191cm" fo:padding-top="0cm" fo:padding-bottom="0cm" fo:border="1.5pt solid #000000"/>
    </style:style>
    <style:style style:name="Table2.C3" style:family="table-cell">
      <style:table-cell-properties fo:padding-left="0.191cm" fo:padding-right="0.191cm" fo:padding-top="0cm" fo:padding-bottom="0cm" fo:border="1.5pt solid #000000"/>
    </style:style>
    <style:style style:name="Table2.D3" style:family="table-cell">
      <style:table-cell-properties fo:padding-left="0.191cm" fo:padding-right="0.191cm" fo:padding-top="0cm" fo:padding-bottom="0cm" fo:border="1.5pt solid #000000"/>
    </style:style>
    <style:style style:name="Table2.E3" style:family="table-cell">
      <style:table-cell-properties fo:padding-left="0.191cm" fo:padding-right="0.191cm" fo:padding-top="0cm" fo:padding-bottom="0cm" fo:border="1.5pt solid #000000"/>
    </style:style>
    <style:style style:name="Table3" style:family="table">
      <style:table-properties style:width="25.294cm" fo:margin-top="0cm" fo:margin-bottom="0cm" table:align="left" style:writing-mode="lr-tb"/>
    </style:style>
    <style:style style:name="Table3.A" style:family="table-column">
      <style:table-column-properties style:column-width="5.503cm"/>
    </style:style>
    <style:style style:name="Table3.B" style:family="table-column">
      <style:table-column-properties style:column-width="6.694cm"/>
    </style:style>
    <style:style style:name="Table3.C" style:family="table-column">
      <style:table-column-properties style:column-width="5.001cm"/>
    </style:style>
    <style:style style:name="Table3.D" style:family="table-column">
      <style:table-column-properties style:column-width="3.704cm"/>
    </style:style>
    <style:style style:name="Table3.E" style:family="table-column">
      <style:table-column-properties style:column-width="4.392cm"/>
    </style:style>
    <style:style style:name="Table3.1" style:family="table-row">
      <style:table-row-properties style:min-row-height="1.533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3.2" style:family="table-row">
      <style:table-row-properties style:min-row-height="0.691cm" fo:keep-together="auto"/>
    </style:style>
    <style:style style:name="Table3.3" style:family="table-row">
      <style:table-row-properties style:min-row-height="14.286cm" fo:keep-together="auto"/>
    </style:style>
    <style:style style:name="Table3.A3" style:family="table-cell">
      <style:table-cell-properties fo:padding-left="0.191cm" fo:padding-right="0.191cm" fo:padding-top="0cm" fo:padding-bottom="0cm" fo:border="1.5pt solid #000000"/>
    </style:style>
    <style:style style:name="Table3.B3" style:family="table-cell">
      <style:table-cell-properties fo:padding-left="0.191cm" fo:padding-right="0.191cm" fo:padding-top="0cm" fo:padding-bottom="0cm" fo:border="1.5pt solid #000000"/>
    </style:style>
    <style:style style:name="Table3.C3" style:family="table-cell">
      <style:table-cell-properties fo:padding-left="0.191cm" fo:padding-right="0.191cm" fo:padding-top="0cm" fo:padding-bottom="0cm" fo:border="1.5pt solid #000000"/>
    </style:style>
    <style:style style:name="Table3.D3" style:family="table-cell">
      <style:table-cell-properties fo:padding-left="0.191cm" fo:padding-right="0.191cm" fo:padding-top="0cm" fo:padding-bottom="0cm" fo:border="1.5pt solid #000000"/>
    </style:style>
    <style:style style:name="Table3.E3" style:family="table-cell">
      <style:table-cell-properties fo:padding-left="0.191cm" fo:padding-right="0.191cm" fo:padding-top="0cm" fo:padding-bottom="0cm" fo:border="1.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weight="bold" officeooo:rsid="0019cdd6" officeooo:paragraph-rsid="00141638" style:font-weight-asian="bold" style:font-name-complex="Arial2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paragraph-rsid="00141638" style:font-weight-asian="bold" style:font-name-complex="Arial2"/>
    </style:style>
    <style:style style:name="P3" style:family="paragraph" style:parent-style-name="Standard">
      <style:text-properties officeooo:paragraph-rsid="00141638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language="es" fo:country="GT" fo:font-weight="bold" officeooo:paragraph-rsid="00141638" style:font-weight-asian="bold" style:font-name-complex="Arial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language="es" fo:country="GT" officeooo:paragraph-rsid="00141638" style:font-name-complex="Arial2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language="es" fo:country="GT" officeooo:rsid="0019cdd6" officeooo:paragraph-rsid="00141638" style:font-name-complex="Arial2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" fo:language="es" fo:country="GT" officeooo:rsid="001a82a0" officeooo:paragraph-rsid="00141638" style:font-name-complex="Arial2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" fo:language="es" fo:country="GT" officeooo:rsid="001c6f39" officeooo:paragraph-rsid="001621b9" style:font-name-complex="Arial2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" fo:language="es" fo:country="GT" officeooo:paragraph-rsid="00141638" style:font-name-complex="Arial2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fo:language="es" fo:country="GT" officeooo:rsid="00141638" officeooo:paragraph-rsid="00141638" style:font-name-complex="Arial2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" fo:language="es" fo:country="GT" officeooo:rsid="001621b9" officeooo:paragraph-rsid="001621b9" style:font-name-complex="Arial2"/>
    </style:style>
    <style:style style:name="P12" style:family="paragraph" style:parent-style-name="Standard" style:list-style-name="WWNum2">
      <style:paragraph-properties fo:margin-top="0cm" fo:margin-bottom="0cm" loext:contextual-spacing="false" fo:line-height="100%"/>
      <style:text-properties style:font-name="Arial" fo:language="en" fo:country="US" officeooo:paragraph-rsid="00141638" style:font-name-complex="Arial2"/>
    </style:style>
    <style:style style:name="P13" style:family="paragraph" style:parent-style-name="Standard" style:list-style-name="WWNum3">
      <style:paragraph-properties fo:margin-top="0cm" fo:margin-bottom="0cm" loext:contextual-spacing="false" fo:line-height="100%"/>
      <style:text-properties style:font-name="Arial" fo:language="en" fo:country="US" officeooo:paragraph-rsid="00141638" style:font-name-complex="Arial2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language="en" fo:country="US" officeooo:paragraph-rsid="00141638" style:font-name-complex="Arial2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officeooo:paragraph-rsid="00141638" style:font-name-complex="Arial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fo:font-weight="bold" officeooo:paragraph-rsid="00141638" style:font-weight-asian="bold" style:font-name-complex="Arial2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fo:font-weight="bold" officeooo:paragraph-rsid="00141638" style:font-weight-asian="bold" style:font-name-complex="Arial2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officeooo:paragraph-rsid="00141638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1" officeooo:rsid="0019cdd6" officeooo:paragraph-rsid="001621b9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1" officeooo:rsid="001a82a0" officeooo:paragraph-rsid="001621b9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1" officeooo:rsid="001da947" officeooo:paragraph-rsid="00141638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1" officeooo:rsid="00141638" officeooo:paragraph-rsid="00141638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1" officeooo:rsid="0014d18a" officeooo:paragraph-rsid="0014d18a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1" officeooo:rsid="00177f82" officeooo:paragraph-rsid="00177f82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141638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rsid="001c6f39" officeooo:paragraph-rsid="00141638"/>
    </style:style>
    <style:style style:name="P27" style:family="paragraph" style:parent-style-name="Standard">
      <style:paragraph-properties fo:margin-top="0cm" fo:margin-bottom="0cm" loext:contextual-spacing="false"/>
      <style:text-properties officeooo:paragraph-rsid="00141638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Arial1" officeooo:rsid="001c6f39" officeooo:paragraph-rsid="00141638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Arial1" officeooo:paragraph-rsid="00141638"/>
    </style:style>
    <style:style style:name="P30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Arial" fo:font-weight="bold" officeooo:paragraph-rsid="00141638" style:font-weight-asian="bold" style:font-name-complex="Arial2"/>
    </style:style>
    <style:style style:name="P31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Arial" fo:font-weight="bold" officeooo:paragraph-rsid="00141638" style:font-weight-asian="bold" style:font-name-complex="Arial2"/>
    </style:style>
    <style:style style:name="P32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Arial" fo:font-weight="bold" officeooo:paragraph-rsid="00141638" style:font-weight-asian="bold" style:font-name-complex="Arial2"/>
    </style:style>
    <style:style style:name="P33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Arial" fo:font-weight="bold" officeooo:paragraph-rsid="00141638" style:font-weight-asian="bold" style:font-name-complex="Arial2"/>
    </style:style>
    <style:style style:name="P34" style:family="paragraph" style:parent-style-name="Standard">
      <style:paragraph-properties fo:margin-top="0.423cm" fo:margin-bottom="0.423cm" loext:contextual-spacing="false" fo:line-height="100%"/>
      <style:text-properties fo:color="#000000" style:font-name="Arial1" fo:font-size="12pt" fo:language="en" fo:country="US" officeooo:paragraph-rsid="00141638" style:font-name-asian="Times New Roman" style:font-size-asian="12pt" style:language-asian="es" style:country-asian="GT" style:font-name-complex="Times New Roman" style:font-size-complex="12pt"/>
    </style:style>
    <style:style style:name="P35" style:family="paragraph" style:parent-style-name="Standard">
      <style:paragraph-properties fo:margin-top="0.423cm" fo:margin-bottom="0.423cm" loext:contextual-spacing="false" fo:line-height="100%"/>
      <style:text-properties fo:color="#000000" style:font-name="Arial1" fo:font-size="12pt" fo:language="en" fo:country="US" officeooo:rsid="001a82a0" officeooo:paragraph-rsid="00141638" style:font-name-asian="Times New Roman" style:font-size-asian="12pt" style:language-asian="es" style:country-asian="GT" style:font-name-complex="Times New Roman" style:font-size-complex="12pt"/>
    </style:style>
    <style:style style:name="P36" style:family="paragraph" style:parent-style-name="Standard">
      <style:paragraph-properties fo:margin-top="0.423cm" fo:margin-bottom="0.423cm" loext:contextual-spacing="false" fo:line-height="100%"/>
      <style:text-properties fo:color="#000000" style:font-name="Arial1" fo:font-size="12pt" fo:language="en" fo:country="US" officeooo:rsid="00141638" officeooo:paragraph-rsid="00141638" style:font-name-asian="Times New Roman" style:font-size-asian="12pt" style:language-asian="es" style:country-asian="GT" style:font-name-complex="Times New Roman" style:font-size-complex="12pt"/>
    </style:style>
    <style:style style:name="P37" style:family="paragraph" style:parent-style-name="Standard">
      <style:paragraph-properties fo:margin-top="0.423cm" fo:margin-bottom="0.423cm" loext:contextual-spacing="false" fo:line-height="100%"/>
      <style:text-properties style:font-name="Arial1" fo:font-size="12pt" fo:language="en" fo:country="US" officeooo:paragraph-rsid="00141638" style:font-size-asian="12pt" style:font-size-complex="12pt"/>
    </style:style>
    <style:style style:name="P38" style:family="paragraph" style:parent-style-name="Standard">
      <style:paragraph-properties fo:margin-top="0.423cm" fo:margin-bottom="0.423cm" loext:contextual-spacing="false" fo:line-height="100%"/>
      <style:text-properties style:font-name="Arial1" fo:font-size="12pt" fo:language="en" fo:country="US" officeooo:rsid="001c6f39" officeooo:paragraph-rsid="00141638" style:font-size-asian="12pt" style:font-size-complex="12pt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style:font-name-complex="Arial2"/>
    </style:style>
    <style:style style:name="T3" style:family="text">
      <style:text-properties officeooo:rsid="001a82a0"/>
    </style:style>
    <style:style style:name="T4" style:family="text">
      <style:text-properties fo:color="#000000" style:font-name-asian="Times New Roman" style:language-asian="es" style:country-asian="GT" style:font-name-complex="Times New Roman"/>
    </style:style>
    <style:style style:name="T5" style:family="text">
      <style:text-properties fo:color="#000000" officeooo:rsid="001a82a0" style:font-name-asian="Times New Roman" style:language-asian="es" style:country-asian="GT" style:font-name-complex="Times New Roman"/>
    </style:style>
    <style:style style:name="T6" style:family="text">
      <style:text-properties fo:color="#000000" officeooo:rsid="001c6f39" style:font-name-asian="Times New Roman" style:language-asian="es" style:country-asian="GT" style:font-name-complex="Times New Roman"/>
    </style:style>
    <style:style style:name="T7" style:family="text">
      <style:text-properties fo:color="#000000" officeooo:rsid="00177f82" style:font-name-asian="Times New Roman" style:language-asian="es" style:country-asian="GT" style:font-name-complex="Times New Roman"/>
    </style:style>
    <style:style style:name="T8" style:family="text">
      <style:text-properties officeooo:rsid="00141638"/>
    </style:style>
    <style:style style:name="T9" style:family="text">
      <style:text-properties officeooo:rsid="001621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ENTRO PEDAGÓGICO ANTIGÜEÑO Y SU JARDÍN INFANTIL SNOOY “C.P.A.”</text:p>
      <text:p text:style-name="P27"><text:span text:style-name="T1">GRADO:</text:span><text:span text:style-name="T2"> Primero Primaria.<text:tab/><text:tab/><text:tab/></text:span><text:span text:style-name="T1">SECCIÓN: </text:span><text:span text:style-name="T2">Única. <text:s/><text:tab/><text:tab/><text:tab/><text:tab/><text:tab/><text:tab/></text:span><text:span text:style-name="T1">ÁREA: </text:span><text:span text:style-name="T2">Computación.</text:span></text:p>
      <text:p text:style-name="P27"><text:span text:style-name="T1">PROFESOR: </text:span><text:span text:style-name="T2">Junior L. Cárdenas A.</text:span><text:span text:style-name="T1"> </text:span><text:span text:style-name="T2"><text:s text:c="17"/></text:span><text:span text:style-name="T1">PLAN ANUAL <text:s text:c="45"/><text:tab/><text:tab/>CICLO ESCOLAR</text:span><text:span text:style-name="T2">: 2,019.</text:span></text:p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rows-spanned="2" office:value-type="string">
            <text:p text:style-name="P4">Competencia</text:p>
          </table:table-cell>
          <table:table-cell table:style-name="Table9.A1" office:value-type="string">
            <text:p text:style-name="P4">Contenidos</text:p>
          </table:table-cell>
          <table:table-cell table:style-name="Table9.A1" table:number-rows-spanned="2" office:value-type="string">
            <text:p text:style-name="P4">Actividades / Herramientas</text:p>
          </table:table-cell>
          <table:table-cell table:style-name="Table9.A1" table:number-rows-spanned="2" office:value-type="string">
            <text:p text:style-name="P4">Evaluación</text:p>
          </table:table-cell>
          <table:table-cell table:style-name="Table9.A1" table:number-rows-spanned="2" office:value-type="string">
            <text:p text:style-name="P4">Indicadores de logro</text:p>
          </table:table-cell>
        </table:table-row>
        <table:table-row table:style-name="Table9.2">
          <table:covered-table-cell/>
          <table:table-cell table:style-name="Table9.A1" office:value-type="string">
            <text:p text:style-name="P4">Conceptual.</text:p>
          </table:table-cell>
          <table:covered-table-cell/>
          <table:covered-table-cell/>
          <table:covered-table-cell/>
        </table:table-row>
        <table:table-row table:style-name="Table9.3">
          <table:table-cell table:style-name="Table9.A3" office:value-type="string">
            <text:p text:style-name="P5"/>
            <text:p text:style-name="P18"/>
            <text:p text:style-name="P22"/>
            <text:p text:style-name="P23">Localizar los archivos y carpetas en el escritorio.</text:p>
            <text:p text:style-name="P23"/>
            <text:p text:style-name="P23">Organiza la barra de herramientas adecuadamente.</text:p>
            <text:p text:style-name="P23"/>
            <text:p text:style-name="P23">Conoce que es el papel tapiz.</text:p>
          </table:table-cell>
          <table:table-cell table:style-name="Table9.B3" office:value-type="string">
            <text:p text:style-name="P9"/>
            <text:p text:style-name="P10">1. Sistema Operativo (OS).</text:p>
            <text:p text:style-name="P10">2. Windows.</text:p>
            <text:p text:style-name="P10">3. Escritorio.</text:p>
            <text:p text:style-name="P10">4. Iconos.</text:p>
            <text:p text:style-name="P10">5. Ventanas y su Estructura.</text:p>
            <text:p text:style-name="P10">6. Minimizar, Maximizar, Cerrar.</text:p>
            <text:p text:style-name="P10">7. Crear Carpeta.</text:p>
          </table:table-cell>
          <table:table-cell table:style-name="Table9.C3" office:value-type="string">
            <text:p text:style-name="P15"/>
            <text:p text:style-name="P15"/>
            <text:p text:style-name="P16">ACTIVIDADES</text:p>
            <text:list xml:id="list2825681113" text:style-name="WWNum2">
              <text:list-item>
                <text:p text:style-name="P12">Realizar ejercicios en la computadora.</text:p>
              </text:list-item>
              <text:list-item>
                <text:p text:style-name="P12">Realizar hojas de trabajo en clase.</text:p>
              </text:list-item>
              <text:list-item>
                <text:p text:style-name="P12">Realizar tareas en casa sobre el programa.</text:p>
              </text:list-item>
              <text:list-item>
                <text:p text:style-name="P12">Visualizar las partes y herramientas.</text:p>
              </text:list-item>
              <text:list-item>
                <text:p text:style-name="P12">Ejercicios en el cuaderno.</text:p>
              </text:list-item>
            </text:list>
            <text:p text:style-name="P15"/>
            <text:p text:style-name="P17">HERRAMIENTAS</text:p>
            <text:list xml:id="list1273771221" text:style-name="WWNum3">
              <text:list-item>
                <text:p text:style-name="P13">Humanos </text:p>
              </text:list-item>
              <text:list-item>
                <text:p text:style-name="P13">visuales</text:p>
              </text:list-item>
              <text:list-item>
                <text:p text:style-name="P13">naturales</text:p>
              </text:list-item>
              <text:list-item>
                <text:p text:style-name="P13">objetos:</text:p>
              </text:list-item>
            </text:list>
            <text:p text:style-name="P15">Equipo de computación</text:p>
          </table:table-cell>
          <table:table-cell table:style-name="Table9.D3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Ejercicios </text:p>
            <text:p text:style-name="P14">Tareas </text:p>
            <text:p text:style-name="P14">Practica</text:p>
            <text:p text:style-name="P14">Prueba objetiva </text:p>
            <text:p text:style-name="P15"/>
          </table:table-cell>
          <table:table-cell table:style-name="Table9.E3" office:value-type="string">
            <text:p text:style-name="P34"><text:s/><text:span text:style-name="T8">Reconoce el entorno de Windows.</text:span></text:p>
            <text:p text:style-name="P34"><text:span text:style-name="T8">Puede diferenciar entre una ventana y una pestaña.</text:span></text:p>
            <text:p text:style-name="P36">Reconoce los iconos y como los puede cambiar.</text:p>
            <text:p text:style-name="P36"/>
          </table:table-cell>
        </table:table-row>
      </table:table>
      <text:p text:style-name="P2"/>
      <text:p text:style-name="P30">CENTRO PEDAGÓGICO ANTIGÜEÑO Y SU JARDÍN INFANTIL SNOOY “C.P.A.”</text:p>
      <text:p text:style-name="P27"><text:span text:style-name="T1">GRADO:</text:span><text:span text:style-name="T2"> Primero Primaria.<text:tab/><text:tab/><text:tab/></text:span><text:span text:style-name="T1">SECCIÓN: </text:span><text:span text:style-name="T2">Única. <text:s/><text:tab/><text:tab/><text:tab/><text:tab/><text:tab/><text:tab/></text:span><text:span text:style-name="T1">ÁREA: </text:span><text:span text:style-name="T2">Computación.</text:span></text:p>
      <text:p text:style-name="P27"><text:span text:style-name="T1">PROFESOR: </text:span><text:span text:style-name="T2">Junior L. Cárdenas A.</text:span><text:span text:style-name="T1"> </text:span><text:span text:style-name="T2"><text:s text:c="17"/></text:span><text:span text:style-name="T1">PLAN ANUAL <text:s text:c="45"/><text:tab/><text:tab/>CICLO ESCOLAR</text:span><text:span text:style-name="T2">: 2,019.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4">Competencia</text:p>
          </table:table-cell>
          <table:table-cell table:style-name="Table1.A1" office:value-type="string">
            <text:p text:style-name="P4">Contenidos</text:p>
          </table:table-cell>
          <table:table-cell table:style-name="Table1.A1" table:number-rows-spanned="2" office:value-type="string">
            <text:p text:style-name="P4">Actividades / Herramientas</text:p>
          </table:table-cell>
          <table:table-cell table:style-name="Table1.A1" table:number-rows-spanned="2" office:value-type="string">
            <text:p text:style-name="P4">Evaluación</text:p>
          </table:table-cell>
          <table:table-cell table:style-name="Table1.A1" table:number-rows-spanned="2" office:value-type="string">
            <text:p text:style-name="P4">Indicadores de logro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4">Conceptual.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/>
            <text:p text:style-name="P5"/>
            <text:p text:style-name="P19">Utilizar las funciones básicas de un procesador de textos.</text:p>
            <text:p text:style-name="P19"/>
            <text:p text:style-name="P20">Dar formato a un texto.</text:p>
            <text:p text:style-name="P20"/>
            <text:p text:style-name="P20"/>
          </table:table-cell>
          <table:table-cell table:style-name="Table1.B3" office:value-type="string">
            <text:p text:style-name="P9"/>
            <text:p text:style-name="P9"/>
            <text:p text:style-name="P6">1. <text:span text:style-name="T9">Qué es un </text:span>Procesador de <text:span text:style-name="T9">palabras?</text:span></text:p>
            <text:p text:style-name="P6"><text:span text:style-name="T3">2. Pasos para ingresar a Word.</text:span></text:p>
            <text:p text:style-name="P7">3. <text:span text:style-name="T9">Partes de Word.</text:span></text:p>
            <text:p text:style-name="P7">4. <text:span text:style-name="T9">Barra de Herramientas</text:span></text:p>
            <text:p text:style-name="P7">5. <text:span text:style-name="T9">Crear un Archivo</text:span>.</text:p>
            <text:p text:style-name="P7">6. <text:span text:style-name="T9">Guardar un Archivo</text:span>.</text:p>
            <text:p text:style-name="P7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C3" office:value-type="string">
            <text:p text:style-name="P15"/>
            <text:p text:style-name="P15"/>
            <text:p text:style-name="P16">ACTIVIDADES</text:p>
            <text:list xml:id="list2959673149233" text:continue-list="list2825681113" text:style-name="WWNum2">
              <text:list-item>
                <text:p text:style-name="P12">Realizar ejercicios en la computadora.</text:p>
              </text:list-item>
              <text:list-item>
                <text:p text:style-name="P12">Realizar hojas de trabajo en clase.</text:p>
              </text:list-item>
              <text:list-item>
                <text:p text:style-name="P12">Realizar tareas en casa sobre el programa.</text:p>
              </text:list-item>
              <text:list-item>
                <text:p text:style-name="P12">Visualizar las partes y herramientas.</text:p>
              </text:list-item>
              <text:list-item>
                <text:p text:style-name="P12">Ejercicios en el cuaderno.</text:p>
              </text:list-item>
            </text:list>
            <text:p text:style-name="P15"/>
            <text:p text:style-name="P17">HERRAMIENTAS</text:p>
            <text:list xml:id="list2959893539456" text:continue-list="list1273771221" text:style-name="WWNum3">
              <text:list-item>
                <text:p text:style-name="P13">Humanos </text:p>
              </text:list-item>
              <text:list-item>
                <text:p text:style-name="P13">visuales</text:p>
              </text:list-item>
              <text:list-item>
                <text:p text:style-name="P13">naturales</text:p>
              </text:list-item>
              <text:list-item>
                <text:p text:style-name="P13">objetos:</text:p>
              </text:list-item>
            </text:list>
            <text:p text:style-name="P15">Equipo de computación</text:p>
          </table:table-cell>
          <table:table-cell table:style-name="Table1.D3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Ejercicios </text:p>
            <text:p text:style-name="P14">Tareas </text:p>
            <text:p text:style-name="P14">Practica</text:p>
            <text:p text:style-name="P14">Prueba objetiva </text:p>
            <text:p text:style-name="P15"/>
          </table:table-cell>
          <table:table-cell table:style-name="Table1.E3" office:value-type="string">
            <text:p text:style-name="P37"><text:span text:style-name="T4"><text:s/></text:span><text:span text:style-name="T5">Reconocer a word como un procesador de textos e identificar las herramientas de su pantalla principal.</text:span></text:p>
            <text:p text:style-name="P35">Identificar como cambiar de formato y la fuente de un texto y como seleccionarlo.</text:p>
            <text:p text:style-name="P35">Identificar la forma correcta de imprimir un documento.</text:p>
          </table:table-cell>
        </table:table-row>
      </table:table>
      <text:p text:style-name="P1"/>
      <text:p text:style-name="P30">CENTRO PEDAGÓGICO ANTIGÜEÑO Y SU JARDÍN INFANTIL SNOOY “C.P.A.”</text:p>
      <text:p text:style-name="P27"><text:span text:style-name="T1">GRADO:</text:span><text:span text:style-name="T2"> Primero Primaria.<text:tab/><text:tab/><text:tab/></text:span><text:span text:style-name="T1">SECCIÓN: </text:span><text:span text:style-name="T2">Única. <text:s/><text:tab/><text:tab/><text:tab/><text:tab/><text:tab/><text:tab/></text:span><text:span text:style-name="T1">ÁREA: </text:span><text:span text:style-name="T2">Computación.</text:span></text:p>
      <text:p text:style-name="P27"><text:span text:style-name="T1">PROFESOR: </text:span><text:span text:style-name="T2">Junior L. Cárdenas A.</text:span><text:span text:style-name="T1"> </text:span><text:span text:style-name="T2"><text:s text:c="17"/></text:span><text:span text:style-name="T1">PLAN ANUAL <text:s text:c="45"/><text:tab/><text:tab/>CICLO ESCOLAR</text:span><text:span text:style-name="T2">: 2,019.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4">Competencia</text:p>
          </table:table-cell>
          <table:table-cell table:style-name="Table2.A1" office:value-type="string">
            <text:p text:style-name="P4">Contenidos</text:p>
          </table:table-cell>
          <table:table-cell table:style-name="Table2.A1" table:number-rows-spanned="2" office:value-type="string">
            <text:p text:style-name="P4">Actividades / Herramientas</text:p>
          </table:table-cell>
          <table:table-cell table:style-name="Table2.A1" table:number-rows-spanned="2" office:value-type="string">
            <text:p text:style-name="P4">Evaluación</text:p>
          </table:table-cell>
          <table:table-cell table:style-name="Table2.A1" table:number-rows-spanned="2" office:value-type="string">
            <text:p text:style-name="P4">Indicadores de logro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4">Conceptual.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5"/>
            <text:p text:style-name="P25"/>
            <text:p text:style-name="P28">Conocer la terminologia basica relacionada con las hojas de calculo.</text:p>
            <text:p text:style-name="P18"/>
            <text:p text:style-name="P28">Utilización de la hoja de calculo.</text:p>
            <text:p text:style-name="P28"/>
            <text:p text:style-name="P28">Utilizar las funciones basicas de una hoja de calculo.</text:p>
            <text:p text:style-name="P26"/>
            <text:p text:style-name="P26"/>
          </table:table-cell>
          <table:table-cell table:style-name="Table2.B3" office:value-type="string">
            <text:p text:style-name="P9"/>
            <text:p text:style-name="P9"/>
            <text:p text:style-name="P8"><text:span text:style-name="T9">1. Qué es una Hoja Electrónica?</text:span></text:p>
            <text:p text:style-name="P11">2. Como Ingresar a Excel.</text:p>
            <text:p text:style-name="P11">3. Columnas.</text:p>
            <text:p text:style-name="P11">4. Filas.</text:p>
            <text:p text:style-name="P11">5. Creando un Archivo Nuevo.</text:p>
            <text:p text:style-name="P11">6.Guardando un Archivo.</text:p>
            <text:p text:style-name="P11">7. Ampliando y Reduciendo Columnas.</text:p>
            <text:p text:style-name="P11">8. Realizando Operaciones.</text:p>
          </table:table-cell>
          <table:table-cell table:style-name="Table2.C3" office:value-type="string">
            <text:p text:style-name="P15"/>
            <text:p text:style-name="P15"/>
            <text:p text:style-name="P16">ACTIVIDADES</text:p>
            <text:list xml:id="list2959861598231" text:continue-list="list2959673149233" text:style-name="WWNum2">
              <text:list-item>
                <text:p text:style-name="P12">Realizar ejercicios en la computadora.</text:p>
              </text:list-item>
              <text:list-item>
                <text:p text:style-name="P12">Realizar hojas de trabajo en clase.</text:p>
              </text:list-item>
              <text:list-item>
                <text:p text:style-name="P12">Realizar tareas en casa sobre el programa.</text:p>
              </text:list-item>
              <text:list-item>
                <text:p text:style-name="P12">Visualizar las partes y herramientas.</text:p>
              </text:list-item>
              <text:list-item>
                <text:p text:style-name="P12">Ejercicios en el cuaderno.</text:p>
              </text:list-item>
            </text:list>
            <text:p text:style-name="P15"/>
            <text:p text:style-name="P17">HERRAMIENTAS</text:p>
            <text:list xml:id="list2958916690103" text:continue-list="list2959893539456" text:style-name="WWNum3">
              <text:list-item>
                <text:p text:style-name="P13">Humanos </text:p>
              </text:list-item>
              <text:list-item>
                <text:p text:style-name="P13">visuales</text:p>
              </text:list-item>
              <text:list-item>
                <text:p text:style-name="P13">naturales</text:p>
              </text:list-item>
              <text:list-item>
                <text:p text:style-name="P13">objetos:</text:p>
              </text:list-item>
            </text:list>
            <text:p text:style-name="P15">Equipo de computación</text:p>
          </table:table-cell>
          <table:table-cell table:style-name="Table2.D3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Ejercicios </text:p>
            <text:p text:style-name="P14">Tareas </text:p>
            <text:p text:style-name="P14">Practica</text:p>
            <text:p text:style-name="P14">Prueba objetiva </text:p>
            <text:p text:style-name="P15"/>
          </table:table-cell>
          <table:table-cell table:style-name="Table2.E3" office:value-type="string">
            <text:p text:style-name="P37"><text:span text:style-name="T4"><text:s/></text:span><text:span text:style-name="T6">Identificar a Excel como el prorama de Office con el que se pueden organizar datos en hojas de calculo y obtener informacion de ellos de forma sencilla.</text:span></text:p>
            <text:p text:style-name="P38"><text:span text:style-name="T4">Identificar las partes de que conforman la pantalla principal de Excel.</text:span></text:p>
          </table:table-cell>
        </table:table-row>
      </table:table>
      <text:p text:style-name="P1"/>
      <text:p text:style-name="P30">CENTRO PEDAGÓGICO ANTIGÜEÑO Y SU JARDÍN INFANTIL SNOOY “C.P.A.”</text:p>
      <text:p text:style-name="P27"><text:span text:style-name="T1">GRADO:</text:span><text:span text:style-name="T2"> Primero Primaria.<text:tab/><text:tab/><text:tab/></text:span><text:span text:style-name="T1">SECCIÓN: </text:span><text:span text:style-name="T2">Única. <text:s/><text:tab/><text:tab/><text:tab/><text:tab/><text:tab/><text:tab/></text:span><text:span text:style-name="T1">ÁREA: </text:span><text:span text:style-name="T2">Computación.</text:span></text:p>
      <text:p text:style-name="P27"><text:span text:style-name="T1">PROFESOR: </text:span><text:span text:style-name="T2">Junior L. Cárdenas A.</text:span><text:span text:style-name="T1"> </text:span><text:span text:style-name="T2"><text:s text:c="17"/></text:span><text:span text:style-name="T1">PLAN ANUAL <text:s text:c="45"/><text:tab/><text:tab/>CICLO ESCOLAR</text:span><text:span text:style-name="T2">: 2,019.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4">Competencia</text:p>
          </table:table-cell>
          <table:table-cell table:style-name="Table3.A1" office:value-type="string">
            <text:p text:style-name="P4">Contenidos</text:p>
          </table:table-cell>
          <table:table-cell table:style-name="Table3.A1" table:number-rows-spanned="2" office:value-type="string">
            <text:p text:style-name="P4">Actividades / Herramientas</text:p>
          </table:table-cell>
          <table:table-cell table:style-name="Table3.A1" table:number-rows-spanned="2" office:value-type="string">
            <text:p text:style-name="P4">Evaluación</text:p>
          </table:table-cell>
          <table:table-cell table:style-name="Table3.A1" table:number-rows-spanned="2" office:value-type="string">
            <text:p text:style-name="P4">Indicadores de logro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4">Conceptual.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21"/>
            <text:p text:style-name="P21"/>
            <text:p text:style-name="P24">Reconocer la computadora y las partes que la conforman.</text:p>
            <text:p text:style-name="P24"/>
            <text:p text:style-name="P24">Reconocer el uso de algunas partes de la computadora.</text:p>
          </table:table-cell>
          <table:table-cell table:style-name="Table3.B3" office:value-type="string">
            <text:p text:style-name="P9"/>
            <text:p text:style-name="P9"/>
            <text:p text:style-name="P11">1. Historia de la Computadora.</text:p>
            <text:p text:style-name="P11">2. Generaciones de las Computadoras.</text:p>
            <text:p text:style-name="P11">3. Partes de la Computadora.</text:p>
          </table:table-cell>
          <table:table-cell table:style-name="Table3.C3" office:value-type="string">
            <text:p text:style-name="P15"/>
            <text:p text:style-name="P15"/>
            <text:p text:style-name="P16">ACTIVIDADES</text:p>
            <text:list xml:id="list2958987782423" text:continue-list="list2959861598231" text:style-name="WWNum2">
              <text:list-item>
                <text:p text:style-name="P12">Realizar ejercicios en la computadora.</text:p>
              </text:list-item>
              <text:list-item>
                <text:p text:style-name="P12">Realizar hojas de trabajo en clase.</text:p>
              </text:list-item>
              <text:list-item>
                <text:p text:style-name="P12">Realizar tareas en casa sobre el programa.</text:p>
              </text:list-item>
              <text:list-item>
                <text:p text:style-name="P12">Visualizar las partes y herramientas.</text:p>
              </text:list-item>
              <text:list-item>
                <text:p text:style-name="P12">Ejercicios en el cuaderno.</text:p>
              </text:list-item>
            </text:list>
            <text:p text:style-name="P15"/>
            <text:p text:style-name="P17">HERRAMIENTAS</text:p>
            <text:list xml:id="list2958005626351" text:continue-list="list2958916690103" text:style-name="WWNum3">
              <text:list-item>
                <text:p text:style-name="P13">Humanos </text:p>
              </text:list-item>
              <text:list-item>
                <text:p text:style-name="P13">visuales</text:p>
              </text:list-item>
              <text:list-item>
                <text:p text:style-name="P13">naturales</text:p>
              </text:list-item>
              <text:list-item>
                <text:p text:style-name="P13">objetos:</text:p>
              </text:list-item>
            </text:list>
            <text:p text:style-name="P15">Equipo de computación</text:p>
          </table:table-cell>
          <table:table-cell table:style-name="Table3.D3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Ejercicios </text:p>
            <text:p text:style-name="P14">Tareas </text:p>
            <text:p text:style-name="P14">Practica</text:p>
            <text:p text:style-name="P14">Prueba objetiva </text:p>
            <text:p text:style-name="P15"/>
          </table:table-cell>
          <table:table-cell table:style-name="Table3.E3" office:value-type="string">
            <text:p text:style-name="P37"><text:span text:style-name="T4"><text:s/></text:span><text:span text:style-name="T7">Describe algunas partes que componen el computador tales como: teclado, monitor, CPU, Mouse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1:33:38.930819656</meta:creation-date>
    <dc:date>2019-01-22T00:29:57.796317350</dc:date>
    <meta:editing-duration>PT10M36S</meta:editing-duration>
    <meta:editing-cycles>2</meta:editing-cycles>
    <meta:generator>LibreOffice/6.1.4.2$Linux_X86_64 LibreOffice_project/9d0f32d1f0b509096fd65e0d4bec26ddd1938fd3</meta:generator>
    <meta:document-statistic meta:table-count="4" meta:image-count="0" meta:object-count="0" meta:page-count="4" meta:paragraph-count="143" meta:word-count="628" meta:character-count="4339" meta:non-whitespace-character-count="3578"/>
  </office:meta>
</office:document-meta>
</file>